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Courier New" svg:font-family="Courier New"/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Heading_20_2">
      <style:paragraph-properties fo:margin-top="0.527cm" fo:margin-bottom="0.527cm"/>
    </style:style>
    <style:style style:name="T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>
      <style:paragraph-properties fo:margin-top="0.423cm"/>
    </style:style>
    <style:style style:name="T7_1" style:family="text"/>
    <style:style style:name="T7_2" style:family="text">
      <style:text-properties fo:font-style="italic" style:font-style-asian="italic" style:font-style-complex="italic" fo:language="none" fo:language-asian="none" fo:language-complex="none"/>
    </style:style>
    <style:style style:name="T7_3" style:family="text"/>
    <style:style style:name="P8" style:family="paragraph" style:parent-style-name="Normal">
      <style:paragraph-properties fo:margin-top="0.423cm"/>
    </style:style>
    <style:style style:name="T8_1" style:family="text"/>
    <style:style style:name="P9" style:family="paragraph" style:parent-style-name="Normal">
      <style:paragraph-properties fo:margin-top="0.423cm"/>
    </style:style>
    <style:style style:name="T9_1" style:family="text"/>
    <style:style style:name="P10" style:family="paragraph" style:parent-style-name="Heading_20_2">
      <style:paragraph-properties fo:margin-top="0.527cm" fo:margin-bottom="0.527cm"/>
    </style:style>
    <style:style style:name="T10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11" style:family="paragraph" style:parent-style-name="Heading_20_3">
      <style:paragraph-properties fo:margin-top="0.496cm" fo:margin-bottom="0.496cm"/>
    </style:style>
    <style:style style:name="T11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2" style:family="paragraph" style:parent-style-name="Normal">
      <style:paragraph-properties fo:margin-top="0.423cm"/>
    </style:style>
    <style:style style:name="T12_1" style:family="text"/>
    <style:style style:name="P13" style:family="paragraph" style:parent-style-name="Normal">
      <style:paragraph-properties fo:margin-top="0.423cm"/>
    </style:style>
    <style:style style:name="T13_1" style:family="text"/>
    <style:style style:name="P14" style:family="paragraph" style:parent-style-name="Normal">
      <style:paragraph-properties fo:margin-top="0.423cm"/>
    </style:style>
    <style:style style:name="T14_1" style:family="text"/>
    <style:style style:name="P15" style:family="paragraph" style:parent-style-name="Heading_20_3">
      <style:paragraph-properties fo:margin-top="0.496cm" fo:margin-bottom="0.496cm"/>
    </style:style>
    <style:style style:name="T15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6" style:family="paragraph" style:parent-style-name="Normal">
      <style:paragraph-properties fo:margin-top="0.423cm"/>
    </style:style>
    <style:style style:name="T16_1" style:family="text"/>
    <style:style style:name="P17" style:family="paragraph" style:parent-style-name="Heading_20_2">
      <style:paragraph-properties fo:margin-top="0.527cm" fo:margin-bottom="0.527cm"/>
    </style:style>
    <style:style style:name="T17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18" style:family="paragraph" style:parent-style-name="Heading_20_3">
      <style:paragraph-properties fo:margin-top="0.496cm" fo:margin-bottom="0.496cm"/>
    </style:style>
    <style:style style:name="T18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9" style:family="paragraph" style:parent-style-name="Normal">
      <style:paragraph-properties fo:margin-top="0.423cm"/>
    </style:style>
    <style:style style:name="T19_1" style:family="text"/>
    <style:style style:name="P20" style:family="paragraph" style:parent-style-name="Normal">
      <style:paragraph-properties fo:margin-top="0.423cm"/>
    </style:style>
    <style:style style:name="T20_1" style:family="text"/>
    <style:style style:name="T20_2" style:family="text">
      <style:text-properties fo:font-style="italic" style:font-style-asian="italic" style:font-style-complex="italic" fo:language="none" fo:language-asian="none" fo:language-complex="none"/>
    </style:style>
    <style:style style:name="T20_3" style:family="text"/>
    <style:style style:name="T20_4" style:family="text">
      <style:text-properties fo:font-style="italic" style:font-style-asian="italic" style:font-style-complex="italic" fo:language="none" fo:language-asian="none" fo:language-complex="none"/>
    </style:style>
    <style:style style:name="T20_5" style:family="text"/>
    <style:style style:name="T20_6" style:family="text">
      <style:text-properties fo:font-style="italic" style:font-style-asian="italic" style:font-style-complex="italic" fo:language="none" fo:language-asian="none" fo:language-complex="none"/>
    </style:style>
    <style:style style:name="T20_7" style:family="text"/>
    <style:style style:name="P21" style:family="paragraph" style:parent-style-name="Normal">
      <style:paragraph-properties fo:margin-top="0.423cm"/>
    </style:style>
    <style:style style:name="T21_1" style:family="text"/>
    <style:style style:name="T21_2" style:family="text">
      <style:text-properties fo:font-style="italic" style:font-style-asian="italic" style:font-style-complex="italic" fo:language="none" fo:language-asian="none" fo:language-complex="none"/>
    </style:style>
    <style:style style:name="T21_3" style:family="text"/>
    <style:style style:name="P22" style:family="paragraph" style:parent-style-name="Normal">
      <style:paragraph-properties fo:margin-top="0.423cm"/>
    </style:style>
    <style:style style:name="T22_1" style:family="text"/>
    <style:style style:name="T22_2" style:family="text">
      <style:text-properties fo:font-style="italic" style:font-style-asian="italic" style:font-style-complex="italic" fo:language="none" fo:language-asian="none" fo:language-complex="none"/>
    </style:style>
    <style:style style:name="T22_3" style:family="text"/>
    <style:style style:name="P23" style:family="paragraph" style:parent-style-name="Normal">
      <style:paragraph-properties fo:margin-top="0.423cm"/>
    </style:style>
    <style:style style:name="T23_1" style:family="text"/>
    <style:style style:name="T23_2" style:family="text">
      <style:text-properties fo:font-style="italic" style:font-style-asian="italic" style:font-style-complex="italic" fo:language="none" fo:language-asian="none" fo:language-complex="none"/>
    </style:style>
    <style:style style:name="T23_3" style:family="text"/>
    <style:style style:name="P24" style:family="paragraph" style:parent-style-name="Heading_20_3">
      <style:paragraph-properties fo:margin-top="0.496cm" fo:margin-bottom="0.496cm"/>
    </style:style>
    <style:style style:name="T24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5" style:family="paragraph" style:parent-style-name="Normal">
      <style:paragraph-properties fo:margin-top="0.423cm"/>
    </style:style>
    <style:style style:name="T25_1" style:family="text"/>
    <style:style style:name="T25_2" style:family="text">
      <style:text-properties fo:font-style="italic" style:font-style-asian="italic" style:font-style-complex="italic" fo:language="none" fo:language-asian="none" fo:language-complex="none"/>
    </style:style>
    <style:style style:name="T25_3" style:family="text"/>
    <style:style style:name="P26" style:family="paragraph" style:parent-style-name="Normal">
      <style:paragraph-properties fo:margin-top="0.423cm"/>
    </style:style>
    <style:style style:name="T26_1" style:family="text"/>
    <style:style style:name="P27" style:family="paragraph" style:parent-style-name="Heading_20_3">
      <style:paragraph-properties fo:margin-top="0.496cm" fo:margin-bottom="0.496cm"/>
    </style:style>
    <style:style style:name="T27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T27_2" style:family="text">
      <style:text-properties fo:font-style="italic" style:font-style-asian="italic" style:font-style-complex="italic" style:font-name="Times New Roman" style:font-name-asian="Times New Roman" style:font-name-complex="Times New Roman" fo:language="none" fo:language-asian="none" fo:language-complex="none"/>
    </style:style>
    <style:style style:name="T27_3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8" style:family="paragraph" style:parent-style-name="Normal">
      <style:paragraph-properties fo:margin-top="0.423cm"/>
    </style:style>
    <style:style style:name="T28_1" style:family="text"/>
    <style:style style:name="P29" style:family="paragraph" style:parent-style-name="Normal">
      <style:paragraph-properties fo:margin-top="0.423cm"/>
    </style:style>
    <style:style style:name="T29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0" style:family="paragraph" style:parent-style-name="Normal">
      <style:paragraph-properties fo:margin-top="0.423cm"/>
    </style:style>
    <style:style style:name="T30_1" style:family="text"/>
    <style:style style:name="P31" style:family="paragraph" style:parent-style-name="Normal">
      <style:paragraph-properties fo:margin-top="0.423cm"/>
    </style:style>
    <style:style style:name="T31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2" style:family="paragraph" style:parent-style-name="Normal">
      <style:paragraph-properties fo:margin-top="0.423cm"/>
    </style:style>
    <style:style style:name="T32_1" style:family="text"/>
    <style:style style:name="P33" style:family="paragraph" style:parent-style-name="Heading_20_2">
      <style:paragraph-properties fo:margin-top="0.527cm" fo:margin-bottom="0.527cm"/>
    </style:style>
    <style:style style:name="T33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34" style:family="paragraph" style:parent-style-name="Normal">
      <style:paragraph-properties fo:margin-top="0.423cm"/>
    </style:style>
    <style:style style:name="T34_1" style:family="text"/>
    <style:style style:name="P35" style:family="paragraph" style:parent-style-name="Normal">
      <style:paragraph-properties fo:margin-top="0.423cm" fo:margin-bottom="0.423cm"/>
    </style:style>
    <style:style style:name="T35_1" style:family="text"/>
  </office:automatic-styles>
  <office:body>
    <office:text>
      <text:h text:style-name="P1" text:outline-level="1"><text:span text:style-name="T1_1">Wrong<text:s/>Address<text:s/>Woes<text:s/>-<text:s/>What<text:s/>Happens<text:s/>if<text:s/>You<text:s/>Send<text:s/>BCH<text:s/>to<text:s/>a<text:s/>BTC<text:s/>address<text:s/>(and<text:s/>vice<text:s/>versa)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19-04-02<text:s/>23:40:03</text:span></text:p>
          </table:table-cell>
        </table:table-row>
      </table:table>
      <text:h text:style-name="P6" text:outline-level="2"><text:span text:style-name="T6_1">Overview</text:span></text:h>
      <text:p text:style-name="P7"><text:span text:style-name="T7_1">In<text:s/>the<text:s/>early<text:s/>days<text:s/>of<text:s/>the<text:s/>Bitcoin<text:s/>Cash<text:s/>hard<text:s/>fork,<text:s/>several<text:s/>users<text:s/>encountered<text:s/>a<text:s/>very<text:s/>serious<text:s/>problem<text:s/>with<text:s/>their<text:s/>transactions.<text:s/>In<text:s/>what<text:s/>might<text:s/>be<text:s/>a<text:s/>simple<text:s/>misreading<text:s/>of<text:s/>an<text:s/>address<text:s/>or<text:s/>confusion<text:s/>over<text:s/>the<text:s/>distinction<text:s/>between<text:s/>these<text:s/>two<text:s/>currencies,<text:s/>users<text:s/>were<text:s/>sending<text:s/>their<text:s/>funds<text:s/>to<text:s/>addresses<text:s/></text:span><text:span text:style-name="T7_2">on<text:s/>the<text:s/>wrong<text:s/>blockchain</text:span><text:span text:style-name="T7_3">.<text:s/></text:span></text:p>
      <text:p text:style-name="P8"><text:span text:style-name="T8_1">Users<text:s/>found<text:s/>out<text:s/>that<text:s/>this<text:s/>was<text:s/>a<text:s/>simple<text:s/>mistake<text:s/>to<text:s/>make.<text:s/>Bitcoin<text:s/>and<text:s/>Bitcoin<text:s/>Cash<text:s/>share<text:s/>the<text:s/>same<text:s/>address<text:s/>space<text:s/>-<text:s/>so<text:s/>an<text:s/>address<text:s/>that's<text:s/>valid<text:s/>on<text:s/>one<text:s/>is<text:s/>also<text:s/>valid<text:s/>on<text:s/>the<text:s/>other.<text:s/>And<text:s/>at<text:s/>the<text:s/>time,<text:s/>there<text:s/>was<text:s/>no<text:s/>formatting<text:s/>distinction<text:s/>between<text:s/>the<text:s/>two<text:s/>either.<text:s/>So<text:s/>all<text:s/>it<text:s/>took<text:s/>was<text:s/>accidentally<text:s/>copying<text:s/>an<text:s/>address<text:s/>that<text:s/>someone<text:s/>intended<text:s/>to<text:s/>be<text:s/>user<text:s/>for<text:s/>BTC,<text:s/>and<text:s/>suddenly<text:s/>a<text:s/>user<text:s/>was<text:s/>sending<text:s/>their<text:s/>BCH<text:s/>into<text:s/>the<text:s/>void<text:s/>(or<text:s/>so<text:s/>it<text:s/>seemed).<text:s/>The<text:s/>reverse<text:s/>could<text:s/>be<text:s/>true<text:s/>as<text:s/>well,<text:s/>with<text:s/>BTC<text:s/>(Bitcoin)<text:s/>being<text:s/>sent<text:s/>to<text:s/>an<text:s/>address<text:s/>intended<text:s/>to<text:s/>be<text:s/>used<text:s/>for<text:s/>Bitcoin<text:s/>Cash.</text:span></text:p>
      <text:p text:style-name="P9"><text:span text:style-name="T9_1">Let's<text:s/>take<text:s/>a<text:s/>look<text:s/>a<text:s/>what<text:s/>actually<text:s/>happens<text:s/>when<text:s/>this<text:s/>mistake<text:s/>is<text:s/>made,<text:s/>and<text:s/>what<text:s/>some<text:s/>solutions<text:s/>to<text:s/>the<text:s/>problem<text:s/>are.</text:span></text:p>
      <text:h text:style-name="P10" text:outline-level="2"><text:span text:style-name="T10_1">A<text:s/>Deeper<text:s/>Look<text:s/>at<text:s/>BTC/BCH<text:s/>Addresses</text:span></text:h>
      <text:h text:style-name="P11" text:outline-level="3"><text:span text:style-name="T11_1">The<text:s/>Address<text:s/>Space<text:s/>and<text:s/>Private<text:s/>Keys</text:span></text:h>
      <text:p text:style-name="P12"><text:span text:style-name="T12_1">When<text:s/>looking<text:s/>at<text:s/>this<text:s/>problem,<text:s/>it<text:s/>is<text:s/>important<text:s/>to<text:s/>understand<text:s/>why<text:s/>Bitcoin<text:s/>and<text:s/>Bitcoin<text:s/>Cash<text:s/>addresses<text:s/>were<text:s/>easily<text:s/>confused,<text:s/>and<text:s/>why<text:s/>this<text:s/>problem<text:s/>would<text:s/>occur<text:s/>in<text:s/>the<text:s/>first<text:s/>place.</text:span></text:p>
      <text:p text:style-name="P13"><text:span text:style-name="T13_1">Bitcoin<text:s/>addresses<text:s/>are<text:s/>derived<text:s/>from<text:s/>256<text:s/>bit<text:s/>private<text:s/>keys<text:s/>using<text:s/>elliptic<text:s/>curve<text:s/>cryptography,<text:s/>coupled<text:s/>with<text:s/>some<text:s/>extra<text:s/>steps<text:s/>that<text:s/>make<text:s/>addresses<text:s/>easy<text:s/>to<text:s/>verify<text:s/>and<text:s/>encoding<text:s/>that<text:s/>makes<text:s/>them<text:s/>easier<text:s/>to<text:s/>deal<text:s/>with.<text:s/>When<text:s/>a<text:s/>Bitcoin<text:s/>address<text:s/>is<text:s/>generated,<text:s/>a<text:s/>random<text:s/>256<text:s/>bit<text:s/>number<text:s/>is<text:s/>generated.<text:s/>The<text:s/>public<text:s/>key<text:s/>is<text:s/>then<text:s/>derived<text:s/>using<text:s/>an<text:s/>elliptic<text:s/>curve<text:s/>algorithm<text:s/>(specifically<text:s/>secp256k1).<text:s/>The<text:s/>public<text:s/>key<text:s/>is<text:s/>hashed<text:s/>twice,<text:s/>once<text:s/>with<text:s/>SHA256<text:s/>and<text:s/>then<text:s/>once<text:s/>with<text:s/>RIPEMD160.<text:s/>Finally,<text:s/>a<text:s/>version<text:s/>prefix<text:s/>and<text:s/>checksum<text:s/>are<text:s/>added<text:s/>and<text:s/>the<text:s/>whole<text:s/>address<text:s/>is<text:s/>encoded<text:s/>in<text:s/>base58.</text:span></text:p>
      <text:p text:style-name="P14"><text:span text:style-name="T14_1">Both<text:s/>Bitcoin<text:s/>and<text:s/>Bitcoin<text:s/>Cash<text:s/>used<text:s/>the<text:s/>exact<text:s/>same<text:s/>mechanism<text:s/>for<text:s/>generating<text:s/>addresses<text:s/>from<text:s/>the<text:s/>same<text:s/>exact<text:s/>pool<text:s/>of<text:s/>private<text:s/>keys.<text:s/>This<text:s/>offers<text:s/>up<text:s/>some<text:s/>good<text:s/>news<text:s/>with<text:s/>regards<text:s/>to<text:s/>dealing<text:s/>with<text:s/>this<text:s/>problem!</text:span></text:p>
      <text:h text:style-name="P15" text:outline-level="3"><text:span text:style-name="T15_1">Cross-Chain<text:s/>Address<text:s/>Ownership</text:span></text:h>
      <text:p text:style-name="P16"><text:span text:style-name="T16_1">So<text:s/>if<text:s/>the<text:s/>mechanism<text:s/>for<text:s/>generating<text:s/>addresses<text:s/>is<text:s/>the<text:s/>same<text:s/>in<text:s/>BCH<text:s/>and<text:s/>BTC,<text:s/>then<text:s/>that<text:s/>means<text:s/>that<text:s/>the<text:s/>owner<text:s/>of<text:s/>a<text:s/>BTC<text:s/>address<text:s/>is<text:s/>also<text:s/>the<text:s/>owner<text:s/>of<text:s/>the<text:s/>exact<text:s/>same<text:s/>address<text:s/>on<text:s/>the<text:s/>BCH<text:s/>chain!<text:s/>The<text:s/>private<text:s/>key<text:s/>that<text:s/>the<text:s/>address<text:s/>was<text:s/>generated<text:s/>from<text:s/>proves<text:s/>ownership<text:s/>of<text:s/>the<text:s/>coins,<text:s/>and<text:s/>so<text:s/>the<text:s/>owner<text:s/>of<text:s/>the<text:s/>address<text:s/>will<text:s/>own<text:s/>coins<text:s/>sent<text:s/>to<text:s/>that<text:s/>address<text:s/>on<text:s/>either<text:s/>chain.</text:span></text:p>
      <text:h text:style-name="P17" text:outline-level="2"><text:span text:style-name="T17_1">"Cross-Chain"<text:s/>Transaction<text:s/>Scenarios<text:s/>and<text:s/>Solutions</text:span></text:h>
      <text:h text:style-name="P18" text:outline-level="3"><text:span text:style-name="T18_1">User<text:s/>sends<text:s/>BCH<text:s/>funds<text:s/>to<text:s/>their<text:s/>own<text:s/>BTC<text:s/>address</text:span></text:h>
      <text:p text:style-name="P19"><text:span text:style-name="T19_1">Let's<text:s/>take<text:s/>a<text:s/>closer<text:s/>look<text:s/>at<text:s/>what<text:s/>happens<text:s/>when<text:s/>a<text:s/>user<text:s/>accidentally<text:s/>sends<text:s/>Bitcoin<text:s/>Cash<text:s/>to<text:s/>their<text:s/>own<text:s/>Bitcoin<text:s/>address.<text:s/>It<text:s/>is<text:s/>common<text:s/>for<text:s/>users<text:s/>to<text:s/>send<text:s/>their<text:s/>own<text:s/>funds<text:s/>between<text:s/>different<text:s/>wallets,<text:s/>like<text:s/>purchasing<text:s/>on<text:s/>an<text:s/>exchange<text:s/>with<text:s/>a<text:s/>custodial<text:s/>system<text:s/>and<text:s/>sending<text:s/>funds<text:s/>to<text:s/>a<text:s/>wallet<text:s/>where<text:s/>they<text:s/>control<text:s/>the<text:s/>private<text:s/>keys.</text:span></text:p>
      <text:p text:style-name="P20"><text:span text:style-name="T20_1">When<text:s/>the<text:s/>user<text:s/>broadcasts<text:s/>this<text:s/>transaction,<text:s/>it<text:s/>is<text:s/>processed<text:s/>entirely<text:s/>by<text:s/>the<text:s/></text:span><text:span text:style-name="T20_2">Bitcoin<text:s/>Cash</text:span><text:span text:style-name="T20_3"><text:s/>network.<text:s/>Even<text:s/>though<text:s/>this<text:s/>user's<text:s/>address<text:s/>came<text:s/>from<text:s/>their<text:s/></text:span><text:span text:style-name="T20_4">Bitcoin<text:s/>(BTC)</text:span><text:span text:style-name="T20_5"><text:s/>wallet,<text:s/>nothing<text:s/>happens<text:s/>on<text:s/>the<text:s/>Bitcoin<text:s/>chain<text:s/>because<text:s/>these<text:s/>are<text:s/>two<text:s/></text:span><text:span text:style-name="T20_6">entirely<text:s/>different</text:span><text:span text:style-name="T20_7"><text:s/>systems.<text:s/></text:span></text:p>
      <text:p text:style-name="P21"><text:span text:style-name="T21_1">However,<text:s/>the<text:s/>BCH<text:s/>had<text:s/>to<text:s/>go<text:s/>somewhere!<text:s/>It<text:s/>may<text:s/>seem<text:s/>that<text:s/>it<text:s/>has<text:s/>been<text:s/>lost,<text:s/>but<text:s/>in<text:s/>reality<text:s/>it<text:s/>is<text:s/>now<text:s/>owned<text:s/>by<text:s/>the<text:s/>user's<text:s/>address<text:s/></text:span><text:span text:style-name="T21_2">on<text:s/>the<text:s/>Bitcoin<text:s/>Cash<text:s/>blockchain</text:span><text:span text:style-name="T21_3">.<text:s/></text:span></text:p>
      <text:p text:style-name="P22"><text:span text:style-name="T22_1">It<text:s/>is<text:s/>likely<text:s/>that<text:s/>our<text:s/>friend<text:s/>is<text:s/>panicking<text:s/>because<text:s/>they<text:s/>don't<text:s/>see<text:s/>the<text:s/>funds<text:s/>showing<text:s/>up<text:s/>in<text:s/>their<text:s/>Bitcoin<text:s/>Cash<text:s/>(BCH)<text:s/>wallet<text:s/>like<text:s/>they<text:s/>intended.<text:s/>However,<text:s/>they<text:s/></text:span><text:span text:style-name="T22_2">do<text:s/>own<text:s/>the<text:s/>money</text:span><text:span text:style-name="T22_3"><text:s/>and<text:s/>just<text:s/>need<text:s/>to<text:s/>claim<text:s/>it!</text:span></text:p>
      <text:p text:style-name="P23"><text:span text:style-name="T23_1">Since<text:s/>the<text:s/>address<text:s/>spaces<text:s/>are<text:s/>the<text:s/>same<text:s/>between<text:s/>chains,<text:s/>our<text:s/>user<text:s/></text:span><text:span text:style-name="T23_2">has<text:s/>the<text:s/>private<text:s/>key<text:s/>that<text:s/>controls<text:s/>this<text:s/>Bitcoin<text:s/>Cash.</text:span><text:span text:style-name="T23_3"><text:s/>All<text:s/>they<text:s/>need<text:s/>to<text:s/>do<text:s/>is<text:s/>export<text:s/>the<text:s/>private<text:s/>key<text:s/>from<text:s/>their<text:s/>Bitcoin<text:s/>wallet<text:s/>and<text:s/>import<text:s/>it<text:s/>into<text:s/>their<text:s/>Bitcoin<text:s/>Cash<text:s/>wallet,<text:s/>and<text:s/>the<text:s/>wallet<text:s/>will<text:s/>now<text:s/>recognize<text:s/>the<text:s/>funds<text:s/>as<text:s/>part<text:s/>of<text:s/>their<text:s/>BCH<text:s/>balance.</text:span></text:p>
      <text:h text:style-name="P24" text:outline-level="3"><text:span text:style-name="T24_1">Further<text:s/>Complications</text:span></text:h>
      <text:p text:style-name="P25"><text:span text:style-name="T25_1">Thankfully<text:s/>in<text:s/>this<text:s/>situation,<text:s/>the<text:s/>mistake<text:s/>is<text:s/>a<text:s/>simple<text:s/>fix.<text:s/>The<text:s/>user<text:s/>controls<text:s/>the<text:s/>private<text:s/>key<text:s/>for<text:s/>the<text:s/>address<text:s/>they<text:s/>mistakenly<text:s/>sent<text:s/>their<text:s/>funds<text:s/>to,<text:s/>and<text:s/>so<text:s/>they<text:s/>have<text:s/>retained<text:s/>control<text:s/>of<text:s/>the<text:s/>funds<text:s/>the<text:s/>entire<text:s/>time.<text:s/>However,<text:s/>if<text:s/>a<text:s/>user<text:s/>sends<text:s/>funds<text:s/>to<text:s/></text:span><text:span text:style-name="T25_2">someone<text:s/>else's</text:span><text:span text:style-name="T25_3"><text:s/>BTC<text:s/>address,<text:s/>they<text:s/>will<text:s/>have<text:s/>to<text:s/>explain<text:s/>this<text:s/>process<text:s/>to<text:s/>the<text:s/>(hopefully<text:s/>known)<text:s/>recipient<text:s/>and<text:s/>hope<text:s/>they<text:s/>will<text:s/>be<text:s/>generous<text:s/>enough<text:s/>to<text:s/>send<text:s/>the<text:s/>BCH<text:s/>funds<text:s/>back<text:s/>to<text:s/>our<text:s/>friend.<text:s/>If<text:s/>the<text:s/>owner<text:s/>of<text:s/>the<text:s/>address<text:s/>cannot<text:s/>be<text:s/>contacted<text:s/>in<text:s/>the<text:s/>real<text:s/>world,<text:s/>our<text:s/>friend<text:s/>is<text:s/>entirely<text:s/>out<text:s/>of<text:s/>luck.</text:span></text:p>
      <text:p text:style-name="P26"><text:span text:style-name="T26_1">The<text:s/>activation<text:s/>of<text:s/>segwit<text:s/>(segregated<text:s/>witness)<text:s/>on<text:s/>the<text:s/>Bitcoin<text:s/>(BTC)<text:s/>network<text:s/>further<text:s/>complicates<text:s/>things.<text:s/>The<text:s/>above<text:s/>process<text:s/>only<text:s/>holds<text:s/>true<text:s/>for<text:s/>simple<text:s/>P2PKH<text:s/>transactions.<text:s/>If<text:s/>Bitcoin<text:s/>Cash<text:s/>is<text:s/>sent<text:s/>to<text:s/>a<text:s/>Segwit<text:s/>BTC<text:s/>address,<text:s/>the<text:s/>funds<text:s/>cannot<text:s/>be<text:s/>recovered<text:s/>on<text:s/>the<text:s/>BCH<text:s/>blockchain<text:s/>because<text:s/>these<text:s/>address<text:s/>types<text:s/>are<text:s/>not<text:s/>supported<text:s/>on<text:s/>the<text:s/>network</text:span></text:p>
      <text:h text:style-name="P27" text:outline-level="3"><text:span text:style-name="T27_1">The<text:s/></text:span><text:span text:style-name="T27_2">CashAddr</text:span><text:span text:style-name="T27_3"><text:s/>Format</text:span></text:h>
      <text:p text:style-name="P28"><text:span text:style-name="T28_1">Thankfully,<text:s/>the<text:s/>developers<text:s/>in<text:s/>the<text:s/>Bitcoin<text:s/>Cash<text:s/>ecosystem<text:s/>have<text:s/>created<text:s/>a<text:s/>new<text:s/>address<text:s/>format<text:s/>unique<text:s/>to<text:s/>BCH<text:s/>that<text:s/>is<text:s/>easily<text:s/>distinguishable<text:s/>from<text:s/>legacy<text:s/>Bitcoin<text:s/>addresses.<text:s/>A<text:s/>base58check<text:s/>encoded<text:s/>BTC<text:s/>address<text:s/>(non-segwit)<text:s/>looks<text:s/>like<text:s/>this:</text:span></text:p>
      <text:p text:style-name="P29"><text:span text:style-name="T29_1">1LxWuAJLENgSpQic736V3ZxmRVJp44uGZV</text:span></text:p>
      <text:p text:style-name="P30"><text:span text:style-name="T30_1">Whereas<text:s/>a<text:s/>base32<text:s/>CashAddr<text:s/>BCH<text:s/>address<text:s/>looks<text:s/>like<text:s/>this:</text:span></text:p>
      <text:p text:style-name="P31"><text:span text:style-name="T31_1">qrnzx44wf8swjl2v9c36jcmch7a4yefkav0z4rxm8g</text:span></text:p>
      <text:p text:style-name="P32"><text:span text:style-name="T32_1">It<text:s/>is<text:s/>now<text:s/>much<text:s/>harder<text:s/>to<text:s/>make<text:s/>the<text:s/>same<text:s/>mistakes<text:s/>when<text:s/>dealing<text:s/>with<text:s/>addresses<text:s/>thanks<text:s/>to<text:s/>this<text:s/>format</text:span></text:p>
      <text:h text:style-name="P33" text:outline-level="2"><text:span text:style-name="T33_1">Wrong<text:s/>Address?<text:s/>Not<text:s/>All<text:s/>Hope<text:s/>Is<text:s/>Lost!</text:span></text:h>
      <text:p text:style-name="P34"><text:span text:style-name="T34_1">Once<text:s/>we<text:s/>understand<text:s/>that<text:s/>Bitcoin<text:s/>and<text:s/>Bitcoin<text:s/>Cash<text:s/>share<text:s/>the<text:s/>same<text:s/>address<text:s/>space<text:s/>(and<text:s/>therefore<text:s/>private<text:s/>key<text:s/>space),<text:s/>it<text:s/>is<text:s/>a<text:s/>bit<text:s/>less<text:s/>scary<text:s/>to<text:s/>deal<text:s/>with<text:s/>this<text:s/>problem<text:s/>of<text:s/>"cross-chain"<text:s/>transactions.<text:s/>No<text:s/>transaction<text:s/>is<text:s/>really<text:s/>cross<text:s/>chain,<text:s/>it<text:s/>is<text:s/>simply<text:s/>sent<text:s/>to<text:s/>the<text:s/>mistaken<text:s/>address<text:s/>on<text:s/>the<text:s/>chain<text:s/>you<text:s/>sent<text:s/>it<text:s/>from.<text:s/>So,<text:s/>if<text:s/>you<text:s/>control<text:s/>the<text:s/>private<text:s/>keys<text:s/>for<text:s/>an<text:s/>address<text:s/>on<text:s/>one<text:s/>chain,<text:s/>you<text:s/>can<text:s/>easily<text:s/>claim<text:s/>funds<text:s/>you<text:s/>mistakenly<text:s/>sent<text:s/>to<text:s/>that<text:s/>address<text:s/>on<text:s/>the<text:s/>other.<text:s/>If<text:s/>you<text:s/>send<text:s/>BCH<text:s/>to<text:s/>your<text:s/>BTC<text:s/>address,<text:s/>you<text:s/>simply<text:s/>need<text:s/>to<text:s/>import<text:s/>that<text:s/>private<text:s/>key<text:s/>in<text:s/>your<text:s/>BCH<text:s/>wallet<text:s/>to<text:s/>claim<text:s/>the<text:s/>funds.<text:s/></text:span></text:p>
      <text:p text:style-name="P35"><text:span text:style-name="T35_1">There<text:s/>are<text:s/>complications<text:s/>due<text:s/>to<text:s/>segwit<text:s/>and<text:s/>further<text:s/>problems<text:s/>for<text:s/>addresses<text:s/>our<text:s/>user<text:s/>doesn't<text:s/>own.<text:s/>These<text:s/>are<text:s/>a<text:s/>reminder<text:s/>to<text:s/>always<text:s/>exercise<text:s/>caution<text:s/>when<text:s/>creating<text:s/>cryptocurrency<text:s/>transactions,<text:s/>as<text:s/>mistakes<text:s/>are<text:s/>often<text:s/>costly<text:s/>and<text:s/>irreversible.<text:s/>However,<text:s/>new<text:s/>formats<text:s/>like<text:s/>CashAddr<text:s/>have<text:s/>made<text:s/>these<text:s/>mistakes<text:s/>harder<text:s/>to<text:s/>make,<text:s/>so<text:s/>hopefully<text:s/>you<text:s/>never<text:s/>have<text:s/>a<text:s/>need<text:s/>to<text:s/>recover<text:s/>funds<text:s/>in<text:s/>the<text:s/>first<text:s/>place!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ourier New" svg:font-family="Courier New"/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Wrong Address Woes - What Happens if You Send BCH to a BTC address (and vice versa)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